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wiss" style:font-pitch="variable"/>
    <style:font-face style:name="思源黑體1" svg:font-family="思源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137cm"/>
      <style:paragraph-properties style:writing-mode="lr-tb"/>
    </style:style>
    <style:style style:name="pr1" style:family="presentation" style:parent-style-name="預設-subtitle">
      <style:graphic-properties draw:fill-color="#ffffff" fo:min-height="12.883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3.723cm"/>
      <style:paragraph-properties style:writing-mode="lr-tb"/>
    </style:style>
    <style:style style:name="pr4" style:family="presentation" style:parent-style-name="預設-subtitle">
      <style:graphic-properties draw:fill-color="#ffffff" fo:min-height="9.134cm"/>
      <style:paragraph-properties style:writing-mode="lr-tb"/>
    </style:style>
    <style:style style:name="pr5" style:family="presentation" style:parent-style-name="預設-title">
      <style:graphic-properties fo:min-height="2.629cm"/>
      <style:paragraph-properties style:writing-mode="lr-tb"/>
    </style:style>
    <style:style style:name="pr6" style:family="presentation" style:parent-style-name="預設-outline1">
      <style:graphic-properties fo:min-height="8.884cm"/>
      <style:paragraph-properties style:writing-mode="lr-tb"/>
    </style:style>
    <style:style style:name="pr7" style:family="presentation" style:parent-style-name="預設-subtitle">
      <style:graphic-properties draw:fill-color="#ffffff" fo:min-height="11.432cm"/>
      <style:paragraph-properties style:writing-mode="lr-tb"/>
    </style:style>
    <style:style style:name="pr8" style:family="presentation" style:parent-style-name="預設-subtitle">
      <style:graphic-properties draw:fill-color="#ffffff" fo:min-height="19.697cm"/>
      <style:paragraph-properties style:writing-mode="lr-tb"/>
    </style:style>
    <style:style style:name="pr9" style:family="presentation" style:parent-style-name="預設-title">
      <style:graphic-properties fo:min-height="4.207cm"/>
      <style:paragraph-properties style:writing-mode="lr-tb"/>
    </style:style>
    <style:style style:name="P1" style:family="paragraph">
      <loext:graphic-properties draw:fill-color="#ffffff"/>
      <style:text-properties style:font-name="思源黑體" fo:font-size="42pt" fo:font-weight="bold" style:font-size-asian="42pt" style:font-weight-asian="bold" style:font-size-complex="42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-color="#ffffff"/>
      <style:text-properties style:font-name="Times New Roman" fo:font-size="42pt" fo:font-weight="bold" style:font-size-asian="42pt" style:font-weight-asian="bold" style:font-size-complex="42pt" style:font-weight-complex="bold"/>
    </style:style>
    <style:style style:name="P6" style:family="paragraph">
      <style:paragraph-properties fo:margin-left="0cm" fo:margin-right="0cm" fo:margin-top="0.42cm" fo:margin-bottom="0.35cm" fo:text-align="center" fo:text-indent="0cm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top="0.5cm" fo:margin-bottom="0cm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paragraph-properties fo:text-align="start"/>
      <style:text-properties fo:color="#311b92" loext:opacity="100%" fo:font-size="28pt" fo:background-color="#ffa000" style:font-size-asian="28pt" style:font-size-complex="28pt"/>
    </style:style>
    <style:style style:name="P12" style:family="paragraph">
      <style:paragraph-properties fo:text-align="start"/>
      <style:text-properties fo:color="#311b92" loext:opacity="100%" fo:font-size="28pt" fo:background-color="#ffa000" style:font-size-asian="28pt" style:font-size-complex="28pt"/>
    </style:style>
    <style:style style:name="P13" style:family="paragraph">
      <style:paragraph-properties fo:margin-left="0cm" fo:margin-right="0cm" fo:margin-top="0.42cm" fo:margin-bottom="0.35cm" fo:text-align="center" fo:text-indent="0cm"/>
      <style:text-properties fo:color="#000000" loext:opacity="100%" fo:background-color="#18ffff"/>
    </style:style>
    <style:style style:name="P14" style:family="paragraph">
      <style:text-properties fo:color="#000000" loext:opacity="100%" fo:background-color="#18ffff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style:paragraph-properties fo:margin-left="0cm" fo:margin-right="0cm" fo:margin-top="0.42cm" fo:margin-bottom="0.35cm" fo:text-align="center" fo:text-indent="0cm"/>
      <style:text-properties fo:color="#000000" loext:opacity="100%" fo:background-color="#18ffff"/>
    </style:style>
    <style:style style:name="P17" style:family="paragraph">
      <style:paragraph-properties fo:text-align="center"/>
      <style:text-properties fo:font-size="30pt" style:font-size-asian="30pt" style:font-size-complex="30pt"/>
    </style:style>
    <style:style style:name="P18" style:family="paragraph">
      <style:paragraph-properties fo:text-align="center"/>
    </style:style>
    <style:style style:name="P19" style:family="paragraph">
      <loext:graphic-properties draw:fill="none"/>
    </style:style>
    <style:style style:name="P20" style:family="paragraph">
      <style:paragraph-properties fo:text-align="start"/>
      <style:text-properties fo:font-size="30pt" style:font-size-asian="30pt" style:font-size-complex="30pt"/>
    </style:style>
    <style:style style:name="T1" style:family="text">
      <style:text-properties fo:color="#ff0000" loext:opacity="100%" style:font-name="思源黑體" fo:font-size="42pt" fo:font-weight="bold" fo:background-color="#00ffff" style:font-size-asian="42pt" style:font-weight-asian="bold" style:font-size-complex="42pt" style:font-weight-complex="bold"/>
    </style:style>
    <style:style style:name="T2" style:family="text">
      <style:text-properties style:font-name="思源黑體" fo:font-size="42pt" fo:font-weight="normal" style:font-name-asian="思源黑體" style:font-size-asian="42pt" style:font-weight-asian="normal" style:font-size-complex="42pt" style:font-weight-complex="normal"/>
    </style:style>
    <style:style style:name="T3" style:family="text">
      <style:text-properties style:font-name="思源黑體" fo:font-size="42pt" fo:font-weight="bold" style:font-size-asian="42pt" style:font-weight-asian="bold" style:font-size-complex="42pt" style:font-weight-complex="bold"/>
    </style:style>
    <style:style style:name="T4" style:family="text">
      <style:text-properties fo:color="#ff00ff" loext:opacity="100%" style:font-name="思源黑體" fo:font-size="42pt" fo:font-weight="bold" fo:background-color="#ffff00" style:font-size-asian="42pt" style:font-weight-asian="bold" style:font-size-complex="42pt" style:font-weight-complex="bold"/>
    </style:style>
    <style:style style:name="T5" style:family="text">
      <style:text-properties style:font-name="Times New Roman" fo:font-size="42pt" fo:font-weight="bold" style:font-size-asian="42pt" style:font-weight-asian="bold" style:font-size-complex="42pt" style:font-weight-complex="bold"/>
    </style:style>
    <style:style style:name="T6" style:family="text">
      <style:text-properties style:font-name="Times New Roman" fo:font-size="42pt" style:font-size-asian="42pt" style:font-size-complex="42pt"/>
    </style:style>
    <style:style style:name="T7" style:family="text">
      <style:text-properties fo:color="#ff0000" loext:opacity="100%" style:font-name="Times New Roman" fo:font-size="42pt" style:font-size-asian="42pt" style:font-size-complex="42pt"/>
    </style:style>
    <style:style style:name="T8" style:family="text">
      <style:text-properties fo:color="#ff00ff" loext:opacity="100%" style:font-name="Times New Roman" fo:font-size="42pt" fo:background-color="#ffff00" style:font-size-asian="42pt" style:font-size-complex="42pt"/>
    </style:style>
    <style:style style:name="T9" style:family="text">
      <style:text-properties fo:color="#ff1744" loext:opacity="100%" style:font-name="Times New Roman" fo:font-size="42pt" fo:background-color="#18ffff" style:font-size-asian="42pt" style:font-size-complex="42pt"/>
    </style:style>
    <style:style style:name="T10" style:family="text">
      <style:text-properties style:font-name="Times New Roman" fo:font-size="42pt" fo:background-color="#76ff03" style:font-size-asian="42pt" style:font-size-complex="42pt"/>
    </style:style>
    <style:style style:name="T11" style:family="text">
      <style:text-properties fo:font-size="42pt" fo:font-weight="bold" style:font-size-asian="42pt" style:font-weight-asian="bold" style:font-size-complex="42pt" style:font-weight-complex="bold"/>
    </style:style>
    <style:style style:name="T12" style:family="text">
      <style:text-properties fo:color="#ff5252" loext:opacity="100%" fo:font-size="42pt" fo:font-weight="bold" fo:background-color="#18ffff" style:font-size-asian="42pt" style:font-weight-asian="bold" style:font-size-complex="42pt" style:font-weight-complex="bold"/>
    </style:style>
    <style:style style:name="T13" style:family="text">
      <style:text-properties fo:font-weight="bold" fo:background-color="#ffff00" style:font-weight-asian="bold" style:font-weight-complex="bold"/>
    </style:style>
    <style:style style:name="T14" style:family="text">
      <style:text-properties fo:background-color="#18ffff"/>
    </style:style>
    <style:style style:name="T15" style:family="text">
      <style:text-properties fo:font-size="28pt" fo:font-weight="bold" fo:background-color="#ffff00" style:font-size-asian="28pt" style:font-weight-asian="bold" style:font-size-complex="28pt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思源黑體" fo:font-size="28pt" fo:font-weight="bold" fo:background-color="#18ffff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76ff03" loext:opacity="100%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1744" loext:opacity="100%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weight="bold" fo:background-color="#18ffff" style:font-size-asian="28pt" style:font-weight-asian="bold" style:font-size-complex="28pt" style:font-weight-complex="bold"/>
    </style:style>
    <style:style style:name="T22" style:family="text">
      <style:text-properties fo:color="#d500f9" loext:opacity="100%" fo:font-size="28pt" fo:font-weight="bold" fo:background-color="#ffff00" style:font-size-asian="28pt" style:font-weight-asian="bold" style:font-size-complex="28pt" style:font-weight-complex="bold"/>
    </style:style>
    <style:style style:name="T23" style:family="text">
      <style:text-properties fo:color="#f06292" loext:opacity="100%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9800" loext:opacity="100%" fo:font-size="28pt" fo:font-weight="bold" fo:background-color="#ffff00" style:font-size-asian="28pt" style:font-weight-asian="bold" style:font-size-complex="28pt" style:font-weight-complex="bold"/>
    </style:style>
    <style:style style:name="T25" style:family="text">
      <style:text-properties fo:color="#e040fb" loext:opacity="100%" fo:font-size="28pt" fo:font-weight="bold" fo:background-color="#ffff00" style:font-size-asian="28pt" style:font-weight-asian="bold" style:font-size-complex="28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思源黑體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思源黑體1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7c4dff" loext:opacity="100%" fo:font-size="28pt" fo:font-weight="bold" fo:background-color="#ffff38" style:font-size-asian="28pt" style:font-weight-asian="bold" style:font-size-complex="28pt" style:font-weight-complex="bold"/>
    </style:style>
    <style:style style:name="T29" style:family="text">
      <style:text-properties fo:color="#ff0000" loext:opacity="100%" style:font-name="Times New Roman" fo:font-size="42pt" fo:font-weight="bold" style:font-size-asian="42pt" style:font-weight-asian="bold" style:font-size-complex="42pt" style:font-weight-complex="bold"/>
    </style:style>
    <style:style style:name="T30" style:family="text">
      <style:text-properties style:font-name="思源黑體" fo:font-weight="bold" fo:background-color="#18ffff" style:font-weight-asian="bold" style:font-weight-complex="bold"/>
    </style:style>
    <style:style style:name="T31" style:family="text">
      <style:text-properties style:font-name="思源黑體" fo:font-weight="bold" style:font-name-asian="思源黑體" style:font-weight-asian="bold" style:font-weight-complex="bold"/>
    </style:style>
    <style:style style:name="T32" style:family="text">
      <style:text-properties style:font-name="思源黑體" style:font-name-asian="思源黑體"/>
    </style:style>
    <style:style style:name="T33" style:family="text">
      <style:text-properties fo:color="#ff0000" loext:opacity="100%" style:font-name="思源黑體" fo:font-weight="bold" style:font-name-asian="思源黑體" style:font-weight-asian="bold" style:font-weight-complex="bold"/>
    </style:style>
    <style:style style:name="T34" style:family="text">
      <style:text-properties fo:color="#e040fb" loext:opacity="100%" style:font-name="思源黑體" fo:font-weight="bold" style:font-name-asian="思源黑體" style:font-weight-asian="bold" style:font-weight-complex="bold"/>
    </style:style>
    <style:style style:name="T35" style:family="text">
      <style:text-properties fo:color="#7c4dff" loext:opacity="100%" style:font-name="思源黑體" fo:font-weight="bold" fo:background-color="#ffff38" style:font-name-asian="思源黑體" style:font-weight-asian="bold" style:font-weight-complex="bold"/>
    </style:style>
    <style:style style:name="T36" style:family="text">
      <style:text-properties fo:color="#f4bd3e" loext:opacity="100%" style:font-name="思源黑體" fo:font-weight="bold" style:font-name-asian="思源黑體" style:font-weight-asian="bold" style:font-weight-complex="bold"/>
    </style:style>
    <style:style style:name="T37" style:family="text">
      <style:text-properties fo:color="#000000" loext:opacity="100%" style:font-name="思源黑體" fo:font-weight="normal" style:font-name-asian="思源黑體" style:font-weight-asian="normal" style:font-weight-complex="normal"/>
    </style:style>
    <style:style style:name="T38" style:family="text">
      <style:text-properties fo:color="#000000" loext:opacity="100%" style:font-name="思源黑體" fo:font-weight="bold" style:font-name-asian="思源黑體" style:font-weight-asian="bold" style:font-weight-complex="bold"/>
    </style:style>
    <style:style style:name="T39" style:family="text">
      <style:text-properties fo:color="#008080" loext:opacity="100%" style:font-name="思源黑體" fo:font-weight="bold" fo:background-color="#ffff38" style:font-name-asian="思源黑體" style:font-weight-asian="bold" style:font-weight-complex="bold"/>
    </style:style>
    <style:style style:name="T40" style:family="text">
      <style:text-properties fo:color="#006064" loext:opacity="100%" style:font-name="思源黑體" fo:font-weight="bold" fo:background-color="#ffff38" style:font-name-asian="思源黑體" style:font-weight-asian="bold" style:font-weight-complex="bold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bold" style:letter-kerning="true" fo:background-color="#ffff00" style:font-name-asian="思源黑體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style:letter-kerning="true" style:font-name-asian="思源黑體1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思源黑體" fo:font-size="32pt" fo:font-style="normal" fo:text-shadow="none" style:text-underline-style="none" fo:font-weight="bold" style:letter-kerning="true" fo:background-color="#18ffff" style:font-name-asian="思源黑體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f50057" loext:opacity="100%" style:font-name="思源黑體" fo:font-weight="bold" style:font-name-asian="思源黑體" style:font-weight-asian="bold" style:font-weight-complex="bold"/>
    </style:style>
    <style:style style:name="T45" style:family="text">
      <style:text-properties fo:color="#ff9100" loext:opacity="100%" style:font-name="思源黑體" fo:font-weight="bold" style:font-name-asian="思源黑體" style:font-weight-asian="bold" style:font-weight-complex="bold"/>
    </style:style>
    <style:style style:name="T46" style:family="text">
      <style:text-properties fo:color="#e040fb" loext:opacity="100%" style:font-name="思源黑體" fo:font-weight="bold" fo:background-color="#ffff38" style:font-name-asian="思源黑體" style:font-weight-asian="bold" style:font-weight-complex="bold"/>
    </style:style>
    <style:style style:name="T47" style:family="text">
      <style:text-properties fo:color="#ff3d00" loext:opacity="100%" style:font-name="思源黑體" fo:font-weight="bold" fo:background-color="#76ff03" style:font-name-asian="思源黑體" style:font-weight-asian="bold" style:font-weight-complex="bold"/>
    </style:style>
    <style:style style:name="T48" style:family="text">
      <style:text-properties fo:color="#3f51b5" loext:opacity="100%" style:font-name="思源黑體" fo:font-weight="bold" fo:background-color="#ffff38" style:font-name-asian="思源黑體" style:font-weight-asian="bold" style:font-weight-complex="bold"/>
    </style:style>
    <style:style style:name="T49" style:family="text">
      <style:text-properties fo:color="#ff1744" loext:opacity="100%" style:font-name="Times New Roman" fo:font-size="42pt" fo:font-weight="bold" style:font-size-asian="42pt" style:font-weight-asian="bold" style:font-size-complex="42pt" style:font-weight-complex="bold"/>
    </style:style>
    <style:style style:name="T50" style:family="text">
      <style:text-properties fo:color="#e040fb" loext:opacity="100%" style:font-name="Times New Roman" fo:font-size="42pt" fo:font-weight="bold" fo:background-color="#ffff38" style:font-size-asian="42pt" style:font-weight-asian="bold" style:font-size-complex="42pt" style:font-weight-complex="bold"/>
    </style:style>
    <style:style style:name="T51" style:family="text">
      <style:text-properties fo:color="#000000" loext:opacity="100%" style:font-name="Times New Roman" fo:font-size="42pt" fo:font-weight="bold" fo:background-color="#ffffff" style:font-size-asian="42pt" style:font-weight-asian="bold" style:font-size-complex="42pt" style:font-weight-complex="bold"/>
    </style:style>
    <style:style style:name="T52" style:family="text">
      <style:text-properties fo:color="#000000" loext:opacity="100%" style:font-name="Times New Roman" fo:font-size="42pt" fo:font-weight="normal" style:font-size-asian="42pt" style:font-weight-asian="normal" style:font-size-complex="42pt" style:font-weight-complex="normal"/>
    </style:style>
    <style:style style:name="T53" style:family="text">
      <style:text-properties fo:font-size="30pt" fo:font-weight="bold" fo:background-color="#ff00ff" style:font-size-asian="30pt" style:font-weight-asian="bold" style:font-size-complex="30pt" style:font-weight-complex="bold"/>
    </style:style>
    <style:style style:name="T54" style:family="text">
      <style:text-properties fo:font-size="30pt" style:font-size-asian="30pt" style:font-size-complex="30pt"/>
    </style:style>
    <style:style style:name="T55" style:family="text">
      <style:text-properties style:font-name="思源黑體" fo:font-size="30pt" style:font-name-asian="思源黑體" style:font-size-asian="30pt" style:font-size-complex="30pt"/>
    </style:style>
    <style:style style:name="T56" style:family="text">
      <style:text-properties fo:font-size="32pt" fo:font-weight="bold" fo:background-color="#ff00ff" style:font-size-asian="32pt" style:font-weight-asian="bold" style:font-size-complex="32pt" style:font-weight-complex="bold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style:font-name="思源黑體" fo:font-size="32pt" style:font-name-asian="思源黑體" style:font-size-asian="32pt" style:font-size-complex="32pt"/>
    </style:style>
    <style:style style:name="T59" style:family="text">
      <style:text-properties fo:color="#311b92" loext:opacity="100%" fo:font-size="28pt" fo:font-weight="bold" fo:background-color="#ffa000" style:font-size-asian="28pt" style:font-weight-asian="bold" style:font-size-complex="28pt" style:font-weight-complex="bold"/>
    </style:style>
    <style:style style:name="T60" style:family="text">
      <style:text-properties fo:font-weight="bold" fo:background-color="#ff0000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fo:background-color="#b2ff59" style:font-weight-asian="bold" style:font-weight-complex="bold"/>
    </style:style>
    <style:style style:name="T63" style:family="text">
      <style:text-properties fo:font-weight="bold" fo:background-color="#18ffff" style:font-weight-asian="bold" style:font-weight-complex="bold"/>
    </style:style>
    <style:style style:name="T64" style:family="text">
      <style:text-properties fo:color="#000000" loext:opacity="100%" style:font-name="Times New Roman" fo:font-size="42pt" fo:font-weight="bold" fo:background-color="#18ffff" style:font-size-asian="42pt" style:font-weight-asian="bold" style:font-size-complex="42pt" style:font-weight-complex="bold"/>
    </style:style>
    <style:style style:name="T65" style:family="text">
      <style:text-properties fo:color="#ff0000" loext:opacity="100%" fo:font-weight="bold" fo:background-color="#ffea00" style:font-weight-asian="bold" style:font-weight-complex="bold"/>
    </style:style>
    <style:style style:name="T66" style:family="text">
      <style:text-properties fo:color="#b2ff59" loext:opacity="100%" fo:font-weight="bold" fo:background-color="#e040fb" style:font-weight-asian="bold" style:font-weight-complex="bold"/>
    </style:style>
    <style:style style:name="T67" style:family="text">
      <style:text-properties fo:font-size="25pt" style:font-size-asian="25pt" style:font-size-complex="25pt"/>
    </style:style>
    <style:style style:name="T68" style:family="text">
      <style:text-properties fo:font-size="25pt" fo:font-weight="bold" fo:background-color="#ffff00" style:font-size-asian="25pt" style:font-weight-asian="bold" style:font-size-complex="25pt" style:font-weight-complex="bold"/>
    </style:style>
    <style:style style:name="T69" style:family="text">
      <style:text-properties fo:color="#f50057" loext:opacity="100%" fo:font-size="25pt" fo:font-weight="bold" fo:background-color="#ffff00" style:font-size-asian="25pt" style:font-weight-asian="bold" style:font-size-complex="25pt" style:font-weight-complex="bold"/>
    </style:style>
    <style:style style:name="T70" style:family="text">
      <style:text-properties fo:color="#e040fb" loext:opacity="100%" fo:font-size="25pt" fo:font-weight="bold" fo:background-color="#ffff00" style:font-size-asian="25pt" style:font-weight-asian="bold" style:font-size-complex="25pt" style:font-weight-complex="bold"/>
    </style:style>
    <style:style style:name="T71" style:family="text">
      <style:text-properties fo:font-size="25pt" fo:font-weight="bold" style:font-size-asian="25pt" style:font-weight-asian="bold" style:font-size-complex="25pt" style:font-weight-complex="bold"/>
    </style:style>
    <style:style style:name="T72" style:family="text">
      <style:text-properties fo:color="#b2ff59" loext:opacity="100%" fo:font-size="25pt" fo:font-weight="bold" fo:background-color="#ff0000" style:font-size-asian="25pt" style:font-weight-asian="bold" style:font-size-complex="25pt" style:font-weight-complex="bold"/>
    </style:style>
    <style:style style:name="T73" style:family="text">
      <style:text-properties fo:color="#ff0000" loext:opacity="100%" style:font-name="思源黑體" fo:font-size="30pt" fo:font-weight="bold" fo:background-color="#ffff00" style:font-name-asian="思源黑體" style:font-size-asian="30pt" style:font-weight-asian="bold" style:font-size-complex="30pt" style:font-weight-complex="bold"/>
    </style:style>
    <style:style style:name="T74" style:family="text">
      <style:text-properties fo:color="#e040fb" loext:opacity="100%" style:font-name="思源黑體" fo:font-size="30pt" fo:font-weight="bold" fo:background-color="#ffff00" style:font-name-asian="思源黑體" style:font-size-asian="30pt" style:font-weight-asian="bold" style:font-size-complex="30pt" style:font-weight-complex="bold"/>
    </style:style>
    <style:style style:name="T75" style:family="text">
      <style:text-properties style:font-name="思源黑體" fo:font-size="30pt" fo:font-weight="bold" style:font-name-asian="思源黑體" style:font-size-asian="30pt" style:font-weight-asian="bold" style:font-size-complex="30pt" style:font-weight-complex="bold"/>
    </style:style>
    <style:style style:name="T76" style:family="text">
      <style:text-properties fo:color="#000000" loext:opacity="100%" style:font-name="Times New Roman" fo:font-size="42pt" fo:font-weight="bold" fo:background-color="#fff3e0" style:font-size-asian="42pt" style:font-weight-asian="bold" style:font-size-complex="42pt" style:font-weight-complex="bold"/>
    </style:style>
    <style:style style:name="T77" style:family="text">
      <style:text-properties fo:color="#000000" loext:opacity="100%" style:font-name="思源黑體" fo:font-size="30pt" fo:font-weight="bold" fo:background-color="#18ffff" style:font-name-asian="思源黑體" style:font-size-asian="30pt" style:font-weight-asian="bold" style:font-size-complex="30pt" style:font-weight-complex="bold"/>
    </style:style>
    <style:style style:name="T78" style:family="text">
      <style:text-properties style:font-name="思源黑體" fo:font-size="30pt" fo:font-weight="bold" fo:background-color="#ffffff" style:font-name-asian="思源黑體" style:font-size-asian="30pt" style:font-weight-asian="bold" style:font-size-complex="30pt" style:font-weight-complex="bold"/>
    </style:style>
    <style:style style:name="T79" style:family="text">
      <style:text-properties fo:color="#000000" loext:opacity="100%" style:font-name="Times New Roman" fo:font-size="28pt" fo:font-weight="bold" fo:background-color="#18ffff" style:font-size-asian="28pt" style:font-weight-asian="bold" style:font-size-complex="28pt" style:font-weight-complex="bold"/>
    </style:style>
    <style:style style:name="T80" style:family="text">
      <style:text-properties fo:color="#000000" loext:opacity="100%" style:font-name="Times New Roman" fo:font-size="28pt" fo:font-weight="bold" fo:background-color="#ffffff" style:font-size-asian="28pt" style:font-weight-asian="bold" style:font-size-complex="28pt" style:font-weight-complex="bold"/>
    </style:style>
    <style:style style:name="T81" style:family="text">
      <style:text-properties fo:color="#000000" loext:opacity="100%" style:font-name="Times New Roman" fo:font-size="28pt" fo:font-weight="bold" fo:background-color="#ffff00" style:font-size-asian="28pt" style:font-weight-asian="bold" style:font-size-complex="28pt" style:font-weight-complex="bold"/>
    </style:style>
    <style:style style:name="T82" style:family="text">
      <style:text-properties fo:color="#ff0000" loext:opacity="100%" style:font-name="Times New Roman" fo:font-size="28pt" fo:font-weight="bold" fo:background-color="#ffffff" style:font-size-asian="28pt" style:font-weight-asian="bold" style:font-size-complex="28pt" style:font-weight-complex="bold"/>
    </style:style>
    <style:style style:name="T83" style:family="text">
      <style:text-properties fo:color="#e040fb" loext:opacity="100%" style:font-name="Times New Roman" fo:font-size="28pt" fo:font-weight="bold" fo:background-color="#ffff00" style:font-size-asian="28pt" style:font-weight-asian="bold" style:font-size-complex="28pt" style:font-weight-complex="bold"/>
    </style:style>
    <style:style style:name="T84" style:family="text">
      <style:text-properties fo:color="#b2ff59" loext:opacity="100%" style:font-name="Times New Roman" fo:font-size="28pt" fo:font-weight="bold" fo:background-color="#5d4037" style:font-size-asian="28pt" style:font-weight-asian="bold" style:font-size-complex="28pt" style:font-weight-complex="bold"/>
    </style:style>
    <style:style style:name="T85" style:family="text">
      <style:text-properties fo:color="#ff9800" loext:opacity="100%" style:font-name="Times New Roman" fo:font-size="28pt" fo:font-weight="bold" fo:background-color="#ffffff" style:font-size-asian="28pt" style:font-weight-asian="bold" style:font-size-complex="28pt" style:font-weight-complex="bold"/>
    </style:style>
    <style:style style:name="T86" style:family="text">
      <style:text-properties fo:color="#000000" loext:opacity="100%" style:font-name="思源黑體" fo:font-size="28pt" fo:font-weight="bold" fo:background-color="#ffff00" style:font-name-asian="思源黑體" style:font-size-asian="28pt" style:font-weight-asian="bold" style:font-size-complex="28pt" style:font-weight-complex="bold"/>
    </style:style>
    <style:style style:name="T87" style:family="text">
      <style:text-properties fo:color="#000000" loext:opacity="100%" style:font-name="思源黑體" fo:font-size="30pt" fo:font-weight="bold" fo:background-color="#ffffff" style:font-name-asian="思源黑體" style:font-size-asian="30pt" style:font-weight-asian="bold" style:font-size-complex="30pt" style:font-weight-complex="bold"/>
    </style:style>
    <style:style style:name="T88" style:family="text">
      <style:text-properties fo:color="#5d4037" loext:opacity="100%" style:font-name="思源黑體" fo:font-size="30pt" fo:font-weight="bold" fo:background-color="#e040fb" style:font-name-asian="思源黑體" style:font-size-asian="30pt" style:font-weight-asian="bold" style:font-size-complex="30pt" style:font-weight-complex="bold"/>
    </style:style>
    <style:style style:name="T89" style:family="text">
      <style:text-properties fo:color="#000000" loext:opacity="100%" style:font-name="思源黑體" fo:font-size="30pt" fo:font-weight="bold" fo:background-color="#ffff00" style:font-name-asian="思源黑體" style:font-size-asian="30pt" style:font-weight-asian="bold" style:font-size-complex="30pt" style:font-weight-complex="bold"/>
    </style:style>
    <style:style style:name="T90" style:family="text">
      <style:text-properties fo:color="#b2ff59" loext:opacity="100%" style:font-name="思源黑體" fo:font-size="30pt" fo:font-weight="bold" fo:background-color="#5d4037" style:font-name-asian="思源黑體" style:font-size-asian="30pt" style:font-weight-asian="bold" style:font-size-complex="30pt" style:font-weight-complex="bold"/>
    </style:style>
    <style:style style:name="T91" style:family="text">
      <style:text-properties fo:color="#ec407a" loext:opacity="100%" style:font-name="思源黑體" fo:font-size="30pt" fo:font-weight="bold" fo:background-color="#ffffff" style:font-name-asian="思源黑體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12.883cm" svg:x="1.26cm" svg:y="0.645cm" presentation:class="subtitle" presentation:user-transformed="true">
          <draw:text-box>
            <text:p><text:span text:style-name="T1">(*(void(*)())0)()</text:span></text:p>
            <text:p><text:span text:style-name="T2"/></text:p>
            <text:p><text:span text:style-name="T2">可以改寫成</text:span><text:span text:style-name="T3"> </text:span></text:p>
            <text:p><text:span text:style-name="T4"/></text:p>
            <text:p><text:span text:style-name="T4">typedef void (*funcptr)();</text:span></text:p>
            <text:p><text:span text:style-name="T4">(* (funcptr) 0)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3" draw:text-style-name="P5" draw:layer="layout" svg:width="25.199cm" svg:height="13.723cm" svg:x="1.302cm" svg:y="1.391cm">
          <draw:text-box>
            <text:p text:style-name="P3"><text:span text:style-name="T5">先從簡單的開始理解</text:span></text:p>
            <text:p text:style-name="P4"><text:span text:style-name="T6">想像你有一個「</text:span><text:span text:style-name="T7">函數指標</text:span><text:span text:style-name="T6">」，</text:span><text:span text:style-name="T8">就像是一個箭頭，指向某個函數的位置</text:span><text:span text:style-name="T6">。這兩個寫法其實都在做同一件事：</text:span><text:span text:style-name="T9">把數字 </text:span><text:span text:style-name="T9">0 </text:span><text:span text:style-name="T9">當作一個函數的地址</text:span><text:span text:style-name="T6">，然後</text:span><text:span text:style-name="T10">去執行它</text:span><text:span text:style-name="T6">。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4" draw:text-style-name="P5" draw:layer="layout" svg:width="25.199cm" svg:height="9.134cm" svg:x="1.303cm" svg:y="3.686cm">
          <draw:text-box>
            <text:p text:style-name="P3"><text:span text:style-name="T11"/></text:p>
            <text:p text:style-name="P3"><text:span text:style-name="T11">第一個版本：</text:span><text:span text:style-name="T12">(*(void(*)())0)();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6"><text:span text:style-name="T5">讓我們從裡到外拆解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3">步驟</text:span><text:span text:style-name="T13">1</text:span>：<text:span text:style-name="T14">0</text:span></text:p>
              </text:list-header>
              <text:list-item>
                <text:p>這就是數字 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6"><text:span text:style-name="T5">讓我們從裡到外拆解</text:span></text:p>
          </draw:text-box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>步驟</text:span><text:span text:style-name="T15">2</text:span><text:span text:style-name="T16">：</text:span><text:span text:style-name="T17">(void(*)())0</text:span></text:p>
              </text:list-header>
              <text:list-item>
                <text:p><text:span text:style-name="T18">這是在說：「把 </text:span><text:span text:style-name="T18">0 </text:span><text:span text:style-name="T18">這個數字，</text:span><text:span text:style-name="T19">強制轉換</text:span><text:span text:style-name="T18">成『</text:span><text:span text:style-name="T20">指向函數的指標</text:span><text:span text:style-name="T18">』」</text:span></text:p>
              </text:list-item>
              <text:list-item>
                <text:p><text:span text:style-name="T21">void(*)() </text:span><text:span text:style-name="T18">的意思是：「一個</text:span><text:span text:style-name="T22">指標</text:span><text:span text:style-name="T18">，指向『</text:span><text:span text:style-name="T23">沒有參數</text:span><text:span text:style-name="T18">、</text:span><text:span text:style-name="T23">沒有回傳值的函數</text:span><text:span text:style-name="T18">』」</text:span></text:p>
              </text:list-item>
              <text:list-item>
                <text:p><text:span text:style-name="T18">就像</text:span><text:span text:style-name="T15">你告訴編譯器</text:span><text:span text:style-name="T18">：「相信我，</text:span><text:span text:style-name="T24">0 </text:span><text:span text:style-name="T24">這個位置有個函數！</text:span><text:span text:style-name="T18">」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6"><text:span text:style-name="T5">讓我們從裡到外拆解</text:span></text:p>
          </draw:text-box>
        </draw:frame>
        <draw:frame presentation:style-name="pr6" draw:text-style-name="P8" draw:layer="layout" svg:width="25.199cm" svg:height="3.815cm" svg:x="1.4cm" svg:y="3.685cm" presentation:class="outline" presentation:user-transformed="true">
          <draw:text-box>
            <text:list text:style-name="L2">
              <text:list-header>
                <text:p><text:span text:style-name="T15">步驟</text:span><text:span text:style-name="T15">3</text:span><text:span text:style-name="T16">：</text:span><text:span text:style-name="T17">*(void(*)())0</text:span></text:p>
              </text:list-header>
              <text:list-item>
                <text:p><text:span text:style-name="T18">前面加個 </text:span><text:span text:style-name="T18">*</text:span><text:span text:style-name="T18">，表示「</text:span><text:span text:style-name="T20">去那個地址看看</text:span><text:span text:style-name="T18">，</text:span><text:span text:style-name="T25">拿出那個函數</text:span><text:span text:style-name="T18">」</text:span></text:p>
                <text:p><text:span text:style-name="T18"/></text:p>
                <text:p><text:span text:style-name="T18"/></text:p>
              </text:list-item>
            </text:list>
          </draw:text-box>
        </draw:frame>
        <draw:frame presentation:style-name="pr6" draw:text-style-name="P8" draw:layer="layout" svg:width="25.199cm" svg:height="3.815cm" svg:x="1.301cm" svg:y="8.685cm" presentation:class="outline" presentation:user-transformed="true">
          <draw:text-box>
            <text:list text:style-name="L2">
              <text:list-header>
                <text:p><text:span text:style-name="T15">步驟</text:span><text:span text:style-name="T15">4</text:span><text:span text:style-name="T16">：</text:span><text:span text:style-name="T17">(*(void(*)())0)()</text:span></text:p>
              </text:list-header>
              <text:list-item>
                <text:p><text:span text:style-name="T26">最後的 </text:span><text:span text:style-name="T27">()</text:span><text:span text:style-name="T18">，表示「</text:span><text:span text:style-name="T28">執行這個函數</text:span><text:span text:style-name="T18">」</text:span></text:p>
                <text:p><text:span text:style-name="T18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7" draw:text-style-name="P5" draw:layer="layout" svg:width="25.199cm" svg:height="11.432cm" svg:x="1.304cm" svg:y="2.537cm">
          <draw:text-box>
            <text:p text:style-name="P3"><text:span text:style-name="T11"/></text:p>
            <text:p text:style-name="P3"><text:span text:style-name="T11">第二個版本：</text:span></text:p>
            <text:p text:style-name="P3"><text:span text:style-name="T12">"typedef void (*funcptr)();</text:span></text:p>
            <text:p text:style-name="P3"><text:span text:style-name="T12">(* (funcptr) 0)();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8" draw:text-style-name="P5" draw:layer="layout" svg:width="25.199cm" svg:height="19.697cm" svg:x="1.302cm" svg:y="-1.595cm">
          <draw:text-box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這個版本只是</text:span><text:span text:style-name="T29">先幫那個複雜的型態取個簡單的名字</text:span><text:span text:style-name="T5">！</text:span></text:p>
            <text:p text:style-name="P3"><text:span text:style-name="T5"/></text:p>
            <text:p text:style-name="P3"><text:span text:style-name="T5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6" draw:layer="layout" svg:width="25.199cm" svg:height="13.134cm" svg:x="1.401cm" svg:y="0.866cm" presentation:class="outline" presentation:user-transformed="true">
          <draw:text-box>
            <text:list text:style-name="L2">
              <text:list-header>
                <text:p><text:span text:style-name="T13">步驟</text:span><text:span text:style-name="T13">1</text:span>：<text:span text:style-name="T30">typedef void (*funcptr)();</text:span></text:p>
              </text:list-header>
              <text:list-item>
                <text:p><text:span text:style-name="T31">typedef</text:span><text:span text:style-name="T32"> </text:span><text:span text:style-name="T32">的意思是「</text:span><text:span text:style-name="T33">我要幫某個型態取綽號</text:span><text:span text:style-name="T32">」</text:span></text:p>
              </text:list-item>
              <text:list-item>
                <text:p><text:span text:style-name="T31">void (*funcptr)()</text:span><text:span text:style-name="T32"> </text:span><text:span text:style-name="T32">就是</text:span><text:span text:style-name="T34">把「</text:span><text:span text:style-name="T35">指向函數的指標</text:span><text:span text:style-name="T34">」這個型態</text:span><text:span text:style-name="T32">，取名叫 </text:span><text:span text:style-name="T36">funcptr</text:span></text:p>
              </text:list-item>
              <text:list-item>
                <text:p><text:span text:style-name="T37">以後只要寫 </text:span><text:span text:style-name="T36">funcptr</text:span><text:span text:style-name="T38">，</text:span><text:span text:style-name="T37">就代表</text:span><text:span text:style-name="T39">「</text:span><text:span text:style-name="T40">指向函數的指標」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6" draw:layer="layout" svg:width="25.199cm" svg:height="13.134cm" svg:x="1.402cm" svg:y="0.866cm" presentation:class="outline" presentation:user-transformed="true">
          <draw:text-box>
            <text:list text:style-name="L2">
              <text:list-item>
                <text:p text:style-name="P9"><text:span text:style-name="T41">步驟</text:span><text:span text:style-name="T41">2</text:span><text:span text:style-name="T42">：</text:span><text:span text:style-name="T43">(* (funcptr) 0)(); </text:span></text:p>
              </text:list-item>
              <text:list-item>
                <text:p><text:span text:style-name="T31">(funcptr) 0</text:span><text:span text:style-name="T32"> → </text:span><text:span text:style-name="T44">把 </text:span><text:span text:style-name="T44">0 </text:span><text:span text:style-name="T44">轉換成 </text:span><text:span text:style-name="T44">funcptr </text:span><text:span text:style-name="T44">型態</text:span><text:span text:style-name="T32">（</text:span><text:span text:style-name="T45">也就是函數指標</text:span><text:span text:style-name="T32">）</text:span></text:p>
              </text:list-item>
              <text:list-item>
                <text:p><text:span text:style-name="T31">* (funcptr) 0 </text:span><text:span text:style-name="T32">→ </text:span><text:span text:style-name="T46">去那個地址拿函數</text:span></text:p>
              </text:list-item>
              <text:list-item>
                <text:p><text:span text:style-name="T31">(* (funcptr) 0)</text:span><text:span text:style-name="T47">()</text:span><text:span text:style-name="T32"> → </text:span><text:span text:style-name="T48">執行它</text:span><text:span text:style-name="T48">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3" draw:text-style-name="P5" draw:layer="layout" svg:width="25.199cm" svg:height="13.723cm" svg:x="1.303cm" svg:y="1.392cm">
          <draw:text-box>
            <text:p text:style-name="P3"><text:span text:style-name="T49">為什麼可以改寫？</text:span></text:p>
            <text:p text:style-name="P3"><text:span text:style-name="T5">因為 </text:span><text:span text:style-name="T50">funcptr </text:span><text:span text:style-name="T51">就是 </text:span><text:span text:style-name="T50">void (*)()</text:span><text:span text:style-name="T5">！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3" draw:text-style-name="P5" draw:layer="layout" svg:width="25.199cm" svg:height="13.723cm" svg:x="1.304cm" svg:y="1.393cm">
          <draw:text-box>
            <text:p text:style-name="P3"><text:span text:style-name="T49">用生活例子比喻</text:span></text:p>
            <text:p text:style-name="P3"><text:span text:style-name="T52">假設你要找「</text:span><text:span text:style-name="T50">住在台北市中正區羅斯福路一段的小明</text:span><text:span text:style-name="T52">」：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6" draw:text-style-name="P10" draw:layer="layout" svg:width="25.199cm" svg:height="5.634cm" svg:x="1.401cm" svg:y="0.866cm" presentation:class="outline" presentation:user-transformed="true">
          <draw:text-box>
            <text:list text:style-name="L2">
              <text:list-header>
                <text:p text:style-name="P10"><text:span text:style-name="T53">方法</text:span><text:span text:style-name="T53">1</text:span><text:span text:style-name="T53">（第一個版本）</text:span><text:span text:style-name="T54">：</text:span></text:p>
              </text:list-header>
              <text:list-item>
                <text:p text:style-name="P10"><text:span text:style-name="T55">去（台北市中正區羅斯福路一段這個地址）找（那個人）叫他（做事）</text:span></text:p>
              </text:list-item>
            </text:list>
          </draw:text-box>
        </draw:frame>
        <draw:frame presentation:style-name="pr6" draw:layer="layout" svg:width="25.199cm" svg:height="5.634cm" svg:x="1.5cm" svg:y="6.366cm" presentation:class="outline" presentation:user-transformed="true">
          <draw:text-box>
            <text:list text:style-name="L2">
              <text:list-header>
                <text:p><text:span text:style-name="T56">方法</text:span><text:span text:style-name="T56">2</text:span><text:span text:style-name="T56">（第一個版本）</text:span><text:span text:style-name="T57">：</text:span></text:p>
              </text:list-header>
              <text:list-item>
                <text:p><text:span text:style-name="T58">定義：「小明的家」</text:span><text:span text:style-name="T58">= </text:span><text:span text:style-name="T58">台北市中正區羅斯福路一段</text:span></text:p>
              </text:list-item>
              <text:list-item>
                <text:p><text:span text:style-name="T58">然後：去（小明的家）找（那個人）叫他（做事</text:span><text:span text:style-name="T32">）</text:span></text:p>
              </text:list-item>
            </text:list>
          </draw:text-box>
        </draw:frame>
        <draw:frame presentation:style-name="pr6" draw:text-style-name="P12" draw:layer="layout" svg:width="27cm" svg:height="2.634cm" svg:x="0.5cm" svg:y="12.5cm" presentation:class="outline" presentation:user-transformed="true">
          <draw:text-box>
            <text:list text:style-name="L2">
              <text:list-header>
                <text:p text:style-name="P11"><text:span text:style-name="T59">*</text:span><text:span text:style-name="T59">結果一模一樣！只是第二種先幫地址取了個名字，看起來比較清楚。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 text:style-name="P6"><text:span text:style-name="T5">重點整理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60">兩個寫法完全等價</text:span></text:p>
              </text:list-item>
              <text:list-item>
                <text:p><text:span text:style-name="T13">typedef </text:span><text:span text:style-name="T13">只是幫複雜的型態取綽號</text:span>，讓程式碼更好讀</text:p>
              </text:list-item>
              <text:list-item>
                <text:p><text:span text:style-name="T61">都是在做：</text:span><text:span text:style-name="T62">把 </text:span><text:span text:style-name="T62">0 </text:span><text:span text:style-name="T62">當作函數地址</text:span><text:span text:style-name="T61"> → </text:span><text:span text:style-name="T63">轉型</text:span> → 取出函數 → 執行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5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64">void (*funcptr)();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它的意思是： 「宣告一個<text:span text:style-name="T13">變數</text:span>叫 <text:span text:style-name="T61">funcptr</text:span>」 </text:p>
              </text:list-item>
              <text:list-item>
                <text:p>這個<text:span text:style-name="T65">變數的型態</text:span>是「<text:span text:style-name="T66">指向函數的指標</text:span>」</text:p>
              </text:list-item>
              <text:list-item>
                <text:p><text:s/>這個函數「<text:span text:style-name="T61">沒有參數 </text:span><text:span text:style-name="T61">()</text:span>」「<text:span text:style-name="T61">沒有回傳值 </text:span><text:span text:style-name="T61">void</text:span>」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draw:frame presentation:style-name="pr5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64">void (*funcptr)();</text:span></text:p>
          </draw:text-box>
        </draw:frame>
        <draw:frame presentation:style-name="pr6" draw:text-style-name="P15" draw:layer="layout" svg:width="27cm" svg:height="10.743cm" svg:x="0.5cm" svg:y="3.257cm" presentation:class="outline" presentation:user-transformed="true">
          <draw:text-box>
            <text:list text:style-name="L2">
              <text:list-header>
                <text:p text:style-name="P15"><text:span text:style-name="T67">在 </text:span><text:span text:style-name="T67">C/C++ </text:span><text:span text:style-name="T67">語言中，要理解這種宣告，</text:span><text:span text:style-name="T68">應該從</text:span><text:span text:style-name="T69">變數名</text:span><text:span text:style-name="T68">開始，然後</text:span><text:span text:style-name="T70">向外擴展</text:span><text:span text:style-name="T67">：</text:span></text:p>
              </text:list-header>
              <text:list-item>
                <text:p text:style-name="P15"><text:span text:style-name="T71">funcptr: </text:span><text:span text:style-name="T67">這是被宣告的變數名稱。</text:span></text:p>
              </text:list-item>
              <text:list-item>
                <text:p text:style-name="P15"><text:span text:style-name="T71">*funcptr: </text:span><text:span text:style-name="T67">外層的星號 </text:span><text:span text:style-name="T67">* </text:span><text:span text:style-name="T67">表示 </text:span><text:span text:style-name="T71">funcptr</text:span><text:span text:style-name="T67"> </text:span><text:span text:style-name="T67">是一個指標。</text:span></text:p>
              </text:list-item>
              <text:list-item>
                <text:p text:style-name="P15"><text:span text:style-name="T71">(*funcptr)(): </text:span><text:span text:style-name="T70">括號和後面的 </text:span><text:span text:style-name="T70">() </text:span><text:span text:style-name="T67">表示這個指標</text:span><text:span text:style-name="T72">（</text:span><text:span text:style-name="T72">*funcptr</text:span><text:span text:style-name="T72">）指向的是一個函數</text:span><text:span text:style-name="T67">。</text:span></text:p>
              </text:list-item>
              <text:list-item>
                <text:p text:style-name="P15"><text:span text:style-name="T71">void (*funcptr)():</text:span><text:span text:style-name="T67"> </text:span><text:span text:style-name="T67">最外層的 </text:span><text:span text:style-name="T67">void </text:span><text:span text:style-name="T67">表示</text:span><text:span text:style-name="T68">這個函數的回傳型態</text:span><text:span text:style-name="T67">是 </text:span><text:span text:style-name="T67">void (</text:span><text:span text:style-name="T67">無回傳值</text:span><text:span text:style-name="T67">)</text:span><text:span text:style-name="T67">。</text:span></text:p>
                <text:p text:style-name="P15"><text:span text:style-name="T67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draw:frame presentation:style-name="pr5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64">void (*funcptr)();</text:span></text:p>
          </draw:text-box>
        </draw:frame>
        <draw:frame presentation:style-name="pr6" draw:text-style-name="P10" draw:layer="layout" svg:width="25.199cm" svg:height="6.5cm" svg:x="1.301cm" svg:y="3.5cm" presentation:class="outline" presentation:user-transformed="true">
          <draw:text-box>
            <text:list text:style-name="L2">
              <text:list-header>
                <text:p text:style-name="P10"><text:span text:style-name="T53"/></text:p>
              </text:list-header>
              <text:list-item>
                <text:p text:style-name="P10"><text:span text:style-name="T55">因此，</text:span><text:span text:style-name="T73">funcptr </text:span><text:span text:style-name="T73">是一個變數</text:span><text:span text:style-name="T55">，它的</text:span><text:span text:style-name="T74">型態</text:span><text:span text:style-name="T55">是「</text:span><text:span text:style-name="T75">指向一個沒有參數、回傳值為 </text:span><text:span text:style-name="T75">void </text:span><text:span text:style-name="T75">的函數的指標</text:span><text:span text:style-name="T55">」。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draw:frame presentation:style-name="pr9" draw:text-style-name="P16" draw:layer="layout" svg:width="25.1cm" svg:height="4.211cm" svg:x="1.4cm" svg:y="0.791cm" presentation:class="title" presentation:user-transformed="true">
          <draw:text-box>
            <text:p text:style-name="P13"><text:span text:style-name="T76">typedef </text:span><text:span text:style-name="T76">的語法拆解</text:span></text:p>
            <text:p text:style-name="P13"><text:span text:style-name="T64"/></text:p>
          </draw:text-box>
        </draw:frame>
        <draw:frame presentation:style-name="pr6" draw:text-style-name="P10" draw:layer="layout" svg:width="26cm" svg:height="4.5cm" svg:x="1cm" svg:y="4cm" presentation:class="outline" presentation:user-transformed="true">
          <draw:text-box>
            <text:list text:style-name="L2">
              <text:list-header>
                <text:p text:style-name="P17"><text:span text:style-name="T77">typedef void (*funcptr)();</text:span></text:p>
              </text:list-header>
              <text:list-item>
                <text:p text:style-name="P10"><text:span text:style-name="T78">第一步：先忽略 </text:span><text:span text:style-name="T78">typedef</text:span><text:span text:style-name="T78">，看後面是什麼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draw:frame draw:style-name="gr2" draw:text-style-name="P19" draw:layer="layout" svg:width="27.749cm" svg:height="11.333cm" svg:x="0.5cm" svg:y="3.113cm">
          <draw:text-box>
            <text:list text:style-name="L3">
              <text:list-header>
                <text:p text:style-name="P18"><text:span text:style-name="T79">把 </text:span><text:span text:style-name="T79">typedef </text:span><text:span text:style-name="T79">先拿掉，剩下：</text:span></text:p>
                <text:p text:style-name="P18"><text:span text:style-name="T79"/></text:p>
              </text:list-header>
              <text:list-item>
                <text:p><text:span text:style-name="T80">void (*funcptr)();</text:span></text:p>
              </text:list-item>
              <text:list-item>
                <text:p><text:span text:style-name="T81">這個如果沒有 </text:span><text:span text:style-name="T81">typedef</text:span><text:span text:style-name="T80">，它的意思是：「</text:span><text:span text:style-name="T82">宣告一個變數叫 </text:span><text:span text:style-name="T82">funcptr</text:span><text:span text:style-name="T80">」 </text:span></text:p>
              </text:list-item>
              <text:list-item>
                <text:p><text:span text:style-name="T80">這個</text:span><text:span text:style-name="T83">變數的型態</text:span><text:span text:style-name="T80">是「</text:span><text:span text:style-name="T84">指向函數的指標</text:span><text:span text:style-name="T80">」</text:span></text:p>
                <text:p><text:span text:style-name="T80"/></text:p>
              </text:list-item>
              <text:list-item>
                <text:p><text:span text:style-name="T80">就像：</text:span><text:span text:style-name="T85">int x;</text:span><text:span text:style-name="T80"> <text:s/>// x </text:span><text:span text:style-name="T80">是一個整數變數</text:span></text:p>
              </text:list-item>
            </text:list>
          </draw:text-box>
        </draw:frame>
        <draw:frame presentation:style-name="pr9" draw:text-style-name="P16" draw:layer="layout" svg:width="25.1cm" svg:height="4.715cm" svg:x="1.4cm" svg:y="0.54cm" presentation:class="title" presentation:user-transformed="true">
          <draw:text-box>
            <text:p text:style-name="P13"><text:span text:style-name="T76">typedef </text:span><text:span text:style-name="T76">的語法拆解</text:span></text:p>
            <text:p text:style-name="P13"><text:span text:style-name="T64"/></text:p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draw:frame presentation:style-name="pr9" draw:text-style-name="P16" draw:layer="layout" svg:width="25.1cm" svg:height="4.715cm" svg:x="1.4cm" svg:y="0.539cm" presentation:class="title" presentation:user-transformed="true">
          <draw:text-box>
            <text:p text:style-name="P13"><text:span text:style-name="T76">typedef </text:span><text:span text:style-name="T76">的語法拆解</text:span></text:p>
            <text:p text:style-name="P13"><text:span text:style-name="T64"/></text:p>
          </draw:text-box>
        </draw:frame>
        <draw:frame presentation:style-name="pr6" draw:text-style-name="P10" draw:layer="layout" svg:width="26cm" svg:height="4.5cm" svg:x="1cm" svg:y="4cm" presentation:class="outline" presentation:user-transformed="true">
          <draw:text-box>
            <text:list text:style-name="L2">
              <text:list-header>
                <text:p text:style-name="P17"><text:span text:style-name="T77">typedef void (*funcptr)();</text:span></text:p>
              </text:list-header>
              <text:list-item>
                <text:p text:style-name="P10"><text:span text:style-name="T78">第二步：加上 </text:span><text:span text:style-name="T78">typedef </text:span><text:span text:style-name="T78">之後，</text:span><text:span text:style-name="T73">意思改變了</text:span><text:span text:style-name="T78">！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draw:frame presentation:style-name="pr9" draw:text-style-name="P16" draw:layer="layout" svg:width="25.1cm" svg:height="6.862cm" svg:x="1.4cm" svg:y="0.5cm" presentation:class="title" presentation:user-transformed="true">
          <draw:text-box>
            <text:p text:style-name="P13"><text:span text:style-name="T76">typedef </text:span><text:span text:style-name="T76">的語法拆解</text:span><text:span text:style-name="T76"><text:line-break/></text:span><text:span text:style-name="T76"/></text:p>
            <text:p text:style-name="P13"><text:span text:style-name="T64"/></text:p>
          </draw:text-box>
        </draw:frame>
        <draw:frame presentation:style-name="pr6" draw:text-style-name="P10" draw:layer="layout" svg:width="26.5cm" svg:height="11.5cm" svg:x="0.5cm" svg:y="2.5cm" presentation:class="outline" presentation:user-transformed="true">
          <draw:text-box>
            <text:list text:style-name="L2">
              <text:list-header>
                <text:p text:style-name="P17"><text:span text:style-name="T86">加上 </text:span><text:span text:style-name="T86">typedef </text:span><text:span text:style-name="T86">後，意思變成：</text:span></text:p>
              </text:list-header>
              <text:list-item>
                <text:p text:style-name="P20"><text:span text:style-name="T87">「我</text:span><text:span text:style-name="T88">不是在宣告變數</text:span><text:span text:style-name="T87">」</text:span></text:p>
              </text:list-item>
              <text:list-item>
                <text:p text:style-name="P20"><text:span text:style-name="T87">「我是在說：</text:span><text:span text:style-name="T89">以後 </text:span><text:span text:style-name="T90">funcptr </text:span><text:span text:style-name="T90">這個名字，就代表『</text:span><text:span text:style-name="T90">void (*)()`</text:span><text:span text:style-name="T90">這個型態</text:span><text:span text:style-name="T87">」</text:span></text:p>
                <text:p text:style-name="P20"><text:span text:style-name="T87">就像：</text:span></text:p>
              </text:list-item>
              <text:list-item>
                <text:p text:style-name="P20"><text:span text:style-name="T73">typedef int </text:span><text:span text:style-name="T73">整數</text:span><text:span text:style-name="T87">; <text:s/>// </text:span><text:span text:style-name="T87">以後</text:span><text:span text:style-name="T90">「整數」就代表「</text:span><text:span text:style-name="T90">int</text:span><text:span text:style-name="T90">」</text:span></text:p>
              </text:list-item>
              <text:list-item>
                <text:p text:style-name="P20"><text:span text:style-name="T74">整數 </text:span><text:span text:style-name="T74">x</text:span><text:span text:style-name="T87">; <text:s/>// </text:span><text:span text:style-name="T91">等於 </text:span><text:span text:style-name="T91">int x</text:span><text:span text:style-name="T87">;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wiss" style:font-pitch="variable"/>
    <style:font-face style:name="思源黑體1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1" style:font-family-asian="思源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體1" style:font-family-asian="思源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1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1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體1" style:font-family-asian="思源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08T22:04:17.131000000</meta:creation-date>
    <dc:date>2025-12-14T13:21:46.683000000</dc:date>
    <meta:editing-duration>PT6H50M50S</meta:editing-duration>
    <meta:editing-cycles>83</meta:editing-cycles>
    <meta:generator>MODA_ODF_Application_Tools/3.8.3.2$Windows_X86_64 LibreOffice_project/50f6e85287e3a15525502db78bc188a20eb52575</meta:generator>
    <meta:document-statistic meta:object-count="98"/>
  </office:meta>
</office:document-meta>
</file>